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.setAge( String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Group( List &lt; Object &gt; gro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User( String name , String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ser.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ug13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ser.get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